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eritance:</text:p>
      <text:p text:style-name="P2"><text:tab/>-Class Mountainbike &lt; Bicycle</text:p>
      <text:p text:style-name="P2"><text:tab/>-Template Methods:</text:p>
      <text:p text:style-name="P2"><text:tab/><text:tab/>-Algorithmus Skelet erschaffen </text:p>
      <text:p text:style-name="P2"><text:tab/><text:tab/>-einzelnen Subklassen bestimmte entscheidungen dazu überlas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2:48:38.68</meta:creation-date>
    <dc:date>2013-12-12T13:13:01.01</dc:date>
    <meta:editing-duration>PT24M31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5" meta:word-count="16" meta:character-count="158"/>
  </office:meta>
</office:document-meta>
</file>